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heirolophus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laeocyan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Palaeocyanus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onitum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Aconitum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49:26.852587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50:17.853032351</dc:date>
    <meta:editing-duration>PT2H21M5S</meta:editing-duration>
    <meta:editing-cycles>26</meta:editing-cycles>
    <meta:generator>LibreOffice/6.0.7.3$Linux_X86_64 LibreOffice_project/00m0$Build-3</meta:generator>
    <meta:document-statistic meta:table-count="9" meta:cell-count="198" meta:object-count="0"/>
  </office:meta>
</office:document-meta>
</file>